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Л/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0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00002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03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04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05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06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07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09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10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1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12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13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14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15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16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17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1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19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20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2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22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23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24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25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26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27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2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29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30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3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32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33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34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35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36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37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3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39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40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4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42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43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44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45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46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47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4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49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50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5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52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53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54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55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56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57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5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59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60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6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62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63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64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65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66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67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6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69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70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7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00072</text:p>
          </table:table-cell>
          <table:table-cell table:number-columns-repeated="16383" table:style-name="ce3"/>
        </table:table-row>
        <table:table-row table:number-rows-repeated="71" table:style-name="ro1">
          <table:table-cell table:number-columns-repeated="16384" table:style-name="ce3"/>
        </table:table-row>
        <table:table-row table:style-name="ro1">
          <table:table-cell table:number-columns-repeated="16384" table:style-name="ce2"/>
        </table:table-row>
        <table:table-row table:number-rows-repeated="104843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 admin</meta:initial-creator>
    <dc:creator>admin admin</dc:creator>
    <meta:creation-date>2009-04-16T11:32:48Z</meta:creation-date>
    <dc:date>2013-10-22T08:43:34Z</dc:date>
    <meta:editing-cycles>3</meta:editing-cycles>
    <meta:editing-duration>PT1301S</meta:editing-duration>
    <meta:user-defined meta:name="Info 1"/>
    <meta:user-defined meta:name="Info 2"/>
    <meta:user-defined meta:name="Info 3"/>
    <meta:user-defined meta:name="Info 4"/>
  </office:meta>
</office:document-meta>
</file>